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2010000010000000100AAC7D293.png" manifest:media-type=""/>
  <manifest:file-entry manifest:full-path="Pictures/10000201000001000000010020926038.png" manifest:media-type=""/>
  <manifest:file-entry manifest:full-path="Pictures/100002000000042D000001FA69094484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fill="none" draw:fill-color="#c0c0c0" draw:textarea-horizontal-align="justify" draw:textarea-vertical-align="middle" draw:auto-grow-height="false"/>
    </style:style>
    <style:style style:name="gr6" style:family="graphic" style:parent-style-name="standard">
      <style:graphic-properties svg:stroke-color="#000000" draw:fill="solid" draw:fill-color="#c0c0c0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style:font-size-asian="18pt" style:font-size-complex="18pt"/>
    </style:style>
    <style:style style:name="P3" style:family="paragraph">
      <style:text-properties fo:font-weight="bold" style:font-weight-asian="bold" style:font-weight-complex="bold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6.827cm" svg:height="2.221cm" svg:x="17.965cm" svg:y="15.41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6.833cm" svg:height="2.221cm" svg:x="10.838cm" svg:y="15.41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3.981cm" svg:height="2.221cm" svg:x="-3.463cm" svg:y="15.417cm">
            <text:p/>
            <draw:enhanced-geometry svg:viewBox="0 0 21600 21600" draw:type="rectangle" draw:enhanced-path="M 0 0 L 21600 0 21600 21600 0 21600 0 0 Z N"/>
          </draw:custom-shape>
          <draw:g>
            <draw:g>
              <draw:g>
                <draw:g>
                  <draw:g>
                    <draw:custom-shape draw:style-name="gr2" draw:text-style-name="P1" draw:layer="layout" svg:width="0.563cm" svg:height="1.088cm" svg:x="-1.584cm" svg:y="20.53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4cm" svg:height="1.088cm" svg:x="-1.016cm" svg:y="20.53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1cm" svg:height="1.088cm" svg:x="-0.444cm" svg:y="20.53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4cm" svg:height="1.088cm" svg:x="0.124cm" svg:y="20.53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88cm" svg:x="0.696cm" svg:y="20.53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88cm" svg:x="1.265cm" svg:y="20.53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4cm" svg:height="1.088cm" svg:x="1.833cm" svg:y="20.53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2cm" svg:height="1.088cm" svg:x="2.404cm" svg:y="20.53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</draw:g>
                  <draw:g>
                    <draw:custom-shape draw:style-name="gr2" draw:text-style-name="P1" draw:layer="layout" svg:width="0.564cm" svg:height="1.091cm" svg:x="-1.583cm" svg:y="21.77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1cm" svg:height="1.091cm" svg:x="-1.012cm" svg:y="21.77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-0.442cm" svg:y="21.77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4cm" svg:height="1.091cm" svg:x="0.126cm" svg:y="21.77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2cm" svg:height="1.091cm" svg:x="0.697cm" svg:y="21.77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1.266cm" svg:y="21.77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3cm" svg:height="1.091cm" svg:x="1.835cm" svg:y="21.77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2.407cm" svg:y="21.77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</draw:g>
                  <draw:g>
                    <draw:custom-shape draw:style-name="gr2" draw:text-style-name="P1" draw:layer="layout" svg:width="0.564cm" svg:height="1.091cm" svg:x="-1.583cm" svg:y="23.015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1cm" svg:height="1.091cm" svg:x="-1.012cm" svg:y="23.015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-0.442cm" svg:y="23.015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4cm" svg:height="1.091cm" svg:x="0.126cm" svg:y="23.015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2cm" svg:height="1.091cm" svg:x="0.697cm" svg:y="23.015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1.266cm" svg:y="23.015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3cm" svg:height="1.091cm" svg:x="1.835cm" svg:y="23.015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2.407cm" svg:y="23.015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</draw:g>
                  <draw:g>
                    <draw:custom-shape draw:style-name="gr2" draw:text-style-name="P1" draw:layer="layout" svg:width="0.564cm" svg:height="1.088cm" svg:x="-1.583cm" svg:y="24.25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1cm" svg:height="1.088cm" svg:x="-1.012cm" svg:y="24.25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88cm" svg:x="-0.442cm" svg:y="24.25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4cm" svg:height="1.088cm" svg:x="0.126cm" svg:y="24.25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2cm" svg:height="1.088cm" svg:x="0.697cm" svg:y="24.25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88cm" svg:x="1.266cm" svg:y="24.25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3cm" svg:height="1.088cm" svg:x="1.835cm" svg:y="24.25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88cm" svg:x="2.407cm" svg:y="24.25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</draw:g>
                  <draw:g>
                    <draw:custom-shape draw:style-name="gr2" draw:text-style-name="P1" draw:layer="layout" svg:width="0.564cm" svg:height="1.091cm" svg:x="-1.583cm" svg:y="25.497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1cm" svg:height="1.091cm" svg:x="-1.012cm" svg:y="25.497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-0.442cm" svg:y="25.497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4cm" svg:height="1.091cm" svg:x="0.126cm" svg:y="25.497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2cm" svg:height="1.091cm" svg:x="0.697cm" svg:y="25.497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1.266cm" svg:y="25.497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3cm" svg:height="1.091cm" svg:x="1.835cm" svg:y="25.497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2.407cm" svg:y="25.497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</draw:g>
                  <draw:g>
                    <draw:custom-shape draw:style-name="gr2" draw:text-style-name="P1" draw:layer="layout" svg:width="0.563cm" svg:height="1.091cm" svg:x="-1.584cm" svg:y="26.73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4cm" svg:height="1.091cm" svg:x="-1.016cm" svg:y="26.73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1cm" svg:height="1.091cm" svg:x="-0.444cm" svg:y="26.73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4cm" svg:height="1.091cm" svg:x="0.124cm" svg:y="26.73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0.696cm" svg:y="26.73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1.265cm" svg:y="26.73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4cm" svg:height="1.091cm" svg:x="1.833cm" svg:y="26.73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2cm" svg:height="1.091cm" svg:x="2.404cm" svg:y="26.73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</draw:g>
                  <draw:g>
                    <draw:custom-shape draw:style-name="gr2" draw:text-style-name="P1" draw:layer="layout" svg:width="0.563cm" svg:height="1.091cm" svg:x="-1.584cm" svg:y="18.04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4cm" svg:height="1.091cm" svg:x="-1.016cm" svg:y="18.04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1cm" svg:height="1.091cm" svg:x="-0.444cm" svg:y="18.04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4cm" svg:height="1.091cm" svg:x="0.124cm" svg:y="18.04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0.696cm" svg:y="18.04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1.265cm" svg:y="18.04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4cm" svg:height="1.091cm" svg:x="1.833cm" svg:y="18.04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2cm" svg:height="1.091cm" svg:x="2.404cm" svg:y="18.04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</draw:g>
                  <draw:g>
                    <draw:custom-shape draw:style-name="gr2" draw:text-style-name="P1" draw:layer="layout" svg:width="0.563cm" svg:height="1.091cm" svg:x="-1.584cm" svg:y="19.289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4cm" svg:height="1.091cm" svg:x="-1.016cm" svg:y="19.289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1cm" svg:height="1.091cm" svg:x="-0.444cm" svg:y="19.289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4cm" svg:height="1.091cm" svg:x="0.124cm" svg:y="19.289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0.696cm" svg:y="19.289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1.265cm" svg:y="19.289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4cm" svg:height="1.091cm" svg:x="1.833cm" svg:y="19.289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2cm" svg:height="1.091cm" svg:x="2.404cm" svg:y="19.289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</draw:g>
                </draw:g>
                <draw:custom-shape draw:style-name="gr3" draw:text-style-name="P1" draw:layer="layout" svg:width="1.109cm" svg:height="1.088cm" svg:x="-3.167cm" svg:y="20.531cm">
                  <text:p text:style-name="P1">5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" draw:text-style-name="P1" draw:layer="layout" svg:width="1.108cm" svg:height="1.091cm" svg:x="-3.162cm" svg:y="21.771cm">
                  <text:p text:style-name="P1">4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" draw:text-style-name="P1" draw:layer="layout" svg:width="1.108cm" svg:height="1.091cm" svg:x="-3.162cm" svg:y="23.015cm">
                  <text:p text:style-name="P1">3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" draw:text-style-name="P1" draw:layer="layout" svg:width="1.108cm" svg:height="1.088cm" svg:x="-3.162cm" svg:y="24.258cm">
                  <text:p text:style-name="P1">2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" draw:text-style-name="P1" draw:layer="layout" svg:width="1.108cm" svg:height="1.091cm" svg:x="-3.162cm" svg:y="25.497cm">
                  <text:p text:style-name="P1">1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" draw:text-style-name="P1" draw:layer="layout" svg:width="1.109cm" svg:height="1.091cm" svg:x="-3.167cm" svg:y="26.738cm">
                  <text:p text:style-name="P1">0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" draw:text-style-name="P2" draw:layer="layout" svg:width="1.109cm" svg:height="1.091cm" svg:x="-3.167cm" svg:y="18.048cm">
                  <text:p text:style-name="P1"><text:span text:style-name="T1">7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" draw:text-style-name="P1" draw:layer="layout" svg:width="1.109cm" svg:height="1.091cm" svg:x="-3.167cm" svg:y="19.289cm">
                  <text:p text:style-name="P1">5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g>
                    <draw:custom-shape draw:style-name="gr2" draw:text-style-name="P1" draw:layer="layout" svg:width="0.564cm" svg:height="1.088cm" svg:x="5.588cm" svg:y="20.53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1cm" svg:height="1.088cm" svg:x="6.158cm" svg:y="20.53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1cm" svg:height="1.088cm" svg:x="6.727cm" svg:y="20.53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3cm" svg:height="1.088cm" svg:x="7.297cm" svg:y="20.53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88cm" svg:x="7.868cm" svg:y="20.53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88cm" svg:x="8.437cm" svg:y="20.53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1cm" svg:height="1.088cm" svg:x="9.007cm" svg:y="20.53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88cm" svg:x="9.577cm" svg:y="20.53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</draw:g>
                  <draw:g>
                    <draw:custom-shape draw:style-name="gr2" draw:text-style-name="P1" draw:layer="layout" svg:width="0.563cm" svg:height="1.091cm" svg:x="5.59cm" svg:y="21.77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2cm" svg:height="1.091cm" svg:x="6.159cm" svg:y="21.77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6.731cm" svg:y="21.77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1cm" svg:height="1.091cm" svg:x="7.3cm" svg:y="21.77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7.87cm" svg:y="21.77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8.439cm" svg:y="21.77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3cm" svg:height="1.091cm" svg:x="9.008cm" svg:y="21.77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1cm" svg:height="1.091cm" svg:x="9.578cm" svg:y="21.77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</draw:g>
                  <draw:g>
                    <draw:custom-shape draw:style-name="gr2" draw:text-style-name="P1" draw:layer="layout" svg:width="0.563cm" svg:height="1.091cm" svg:x="5.59cm" svg:y="23.015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2cm" svg:height="1.091cm" svg:x="6.159cm" svg:y="23.015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6.731cm" svg:y="23.015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1cm" svg:height="1.091cm" svg:x="7.3cm" svg:y="23.015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7.87cm" svg:y="23.015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8.439cm" svg:y="23.015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3cm" svg:height="1.091cm" svg:x="9.008cm" svg:y="23.015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1cm" svg:height="1.091cm" svg:x="9.578cm" svg:y="23.015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</draw:g>
                  <draw:g>
                    <draw:custom-shape draw:style-name="gr2" draw:text-style-name="P1" draw:layer="layout" svg:width="0.563cm" svg:height="1.088cm" svg:x="5.59cm" svg:y="24.25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2cm" svg:height="1.088cm" svg:x="6.159cm" svg:y="24.25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88cm" svg:x="6.731cm" svg:y="24.25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1cm" svg:height="1.088cm" svg:x="7.3cm" svg:y="24.25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88cm" svg:x="7.87cm" svg:y="24.25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88cm" svg:x="8.439cm" svg:y="24.25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3cm" svg:height="1.088cm" svg:x="9.008cm" svg:y="24.25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1cm" svg:height="1.088cm" svg:x="9.578cm" svg:y="24.25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</draw:g>
                  <draw:g>
                    <draw:custom-shape draw:style-name="gr2" draw:text-style-name="P1" draw:layer="layout" svg:width="0.563cm" svg:height="1.091cm" svg:x="5.59cm" svg:y="25.497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2cm" svg:height="1.091cm" svg:x="6.159cm" svg:y="25.497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6.731cm" svg:y="25.497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1cm" svg:height="1.091cm" svg:x="7.3cm" svg:y="25.497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7.87cm" svg:y="25.497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8.439cm" svg:y="25.497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3cm" svg:height="1.091cm" svg:x="9.008cm" svg:y="25.497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1cm" svg:height="1.091cm" svg:x="9.578cm" svg:y="25.497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</draw:g>
                  <draw:g>
                    <draw:custom-shape draw:style-name="gr2" draw:text-style-name="P1" draw:layer="layout" svg:width="0.564cm" svg:height="1.091cm" svg:x="5.588cm" svg:y="26.73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1cm" svg:height="1.091cm" svg:x="6.158cm" svg:y="26.73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1cm" svg:height="1.091cm" svg:x="6.727cm" svg:y="26.73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3cm" svg:height="1.091cm" svg:x="7.297cm" svg:y="26.73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7.868cm" svg:y="26.73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8.437cm" svg:y="26.73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1cm" svg:height="1.091cm" svg:x="9.007cm" svg:y="26.73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9.577cm" svg:y="26.73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</draw:g>
                  <draw:g>
                    <draw:custom-shape draw:style-name="gr2" draw:text-style-name="P1" draw:layer="layout" svg:width="0.564cm" svg:height="1.091cm" svg:x="5.588cm" svg:y="18.04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1cm" svg:height="1.091cm" svg:x="6.158cm" svg:y="18.04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1cm" svg:height="1.091cm" svg:x="6.727cm" svg:y="18.04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3cm" svg:height="1.091cm" svg:x="7.297cm" svg:y="18.04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7.868cm" svg:y="18.04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8.437cm" svg:y="18.04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1cm" svg:height="1.091cm" svg:x="9.007cm" svg:y="18.04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9.577cm" svg:y="18.04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</draw:g>
                  <draw:g>
                    <draw:custom-shape draw:style-name="gr2" draw:text-style-name="P1" draw:layer="layout" svg:width="0.564cm" svg:height="1.091cm" svg:x="5.588cm" svg:y="19.289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1cm" svg:height="1.091cm" svg:x="6.158cm" svg:y="19.289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1cm" svg:height="1.091cm" svg:x="6.727cm" svg:y="19.289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3cm" svg:height="1.091cm" svg:x="7.297cm" svg:y="19.289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7.868cm" svg:y="19.289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8.437cm" svg:y="19.289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1cm" svg:height="1.091cm" svg:x="9.007cm" svg:y="19.289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9.577cm" svg:y="19.289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</draw:g>
                </draw:g>
                <draw:custom-shape draw:style-name="gr3" draw:text-style-name="P1" draw:layer="layout" svg:width="1.109cm" svg:height="1.088cm" svg:x="4.005cm" svg:y="20.531cm">
                  <text:p text:style-name="P1">13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" draw:text-style-name="P1" draw:layer="layout" svg:width="1.109cm" svg:height="1.091cm" svg:x="4.01cm" svg:y="21.771cm">
                  <text:p text:style-name="P1">12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" draw:text-style-name="P1" draw:layer="layout" svg:width="1.109cm" svg:height="1.091cm" svg:x="4.01cm" svg:y="23.015cm">
                  <text:p text:style-name="P1">11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" draw:text-style-name="P1" draw:layer="layout" svg:width="1.109cm" svg:height="1.088cm" svg:x="4.01cm" svg:y="24.258cm">
                  <text:p text:style-name="P1">10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" draw:text-style-name="P1" draw:layer="layout" svg:width="1.109cm" svg:height="1.091cm" svg:x="4.01cm" svg:y="25.497cm">
                  <text:p text:style-name="P1">9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" draw:text-style-name="P1" draw:layer="layout" svg:width="1.109cm" svg:height="1.091cm" svg:x="4.005cm" svg:y="26.738cm">
                  <text:p text:style-name="P1">8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" draw:text-style-name="P1" draw:layer="layout" svg:width="1.109cm" svg:height="1.091cm" svg:x="4.005cm" svg:y="18.048cm">
                  <text:p text:style-name="P1">15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" draw:text-style-name="P1" draw:layer="layout" svg:width="1.109cm" svg:height="1.091cm" svg:x="4.005cm" svg:y="19.289cm">
                  <text:p text:style-name="P1">14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g>
                    <draw:custom-shape draw:style-name="gr2" draw:text-style-name="P1" draw:layer="layout" svg:width="0.562cm" svg:height="1.088cm" svg:x="12.759cm" svg:y="20.53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3cm" svg:height="1.088cm" svg:x="13.327cm" svg:y="20.53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88cm" svg:x="13.899cm" svg:y="20.53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2cm" svg:height="1.088cm" svg:x="14.468cm" svg:y="20.53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88cm" svg:x="15.038cm" svg:y="20.53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88cm" svg:x="15.607cm" svg:y="20.53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2cm" svg:height="1.088cm" svg:x="16.177cm" svg:y="20.53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2cm" svg:height="1.088cm" svg:x="16.746cm" svg:y="20.53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</draw:g>
                  <draw:g>
                    <draw:custom-shape draw:style-name="gr2" draw:text-style-name="P1" draw:layer="layout" svg:width="0.562cm" svg:height="1.091cm" svg:x="12.761cm" svg:y="21.77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1cm" svg:height="1.091cm" svg:x="13.33cm" svg:y="21.77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13.901cm" svg:y="21.77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2cm" svg:height="1.091cm" svg:x="14.47cm" svg:y="21.77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3cm" svg:height="1.091cm" svg:x="15.039cm" svg:y="21.77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15.61cm" svg:y="21.77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1cm" svg:height="1.091cm" svg:x="16.179cm" svg:y="21.77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1cm" svg:height="1.091cm" svg:x="16.749cm" svg:y="21.77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</draw:g>
                  <draw:g>
                    <draw:custom-shape draw:style-name="gr2" draw:text-style-name="P1" draw:layer="layout" svg:width="0.562cm" svg:height="1.091cm" svg:x="12.761cm" svg:y="23.015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1cm" svg:height="1.091cm" svg:x="13.33cm" svg:y="23.015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13.901cm" svg:y="23.015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2cm" svg:height="1.091cm" svg:x="14.47cm" svg:y="23.015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3cm" svg:height="1.091cm" svg:x="15.039cm" svg:y="23.015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15.61cm" svg:y="23.015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1cm" svg:height="1.091cm" svg:x="16.179cm" svg:y="23.015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1cm" svg:height="1.091cm" svg:x="16.749cm" svg:y="23.015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</draw:g>
                  <draw:g>
                    <draw:custom-shape draw:style-name="gr2" draw:text-style-name="P1" draw:layer="layout" svg:width="0.562cm" svg:height="1.088cm" svg:x="12.761cm" svg:y="24.25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1cm" svg:height="1.088cm" svg:x="13.33cm" svg:y="24.25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88cm" svg:x="13.901cm" svg:y="24.25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2cm" svg:height="1.088cm" svg:x="14.47cm" svg:y="24.25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3cm" svg:height="1.088cm" svg:x="15.039cm" svg:y="24.25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88cm" svg:x="15.61cm" svg:y="24.25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1cm" svg:height="1.088cm" svg:x="16.179cm" svg:y="24.25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1cm" svg:height="1.088cm" svg:x="16.749cm" svg:y="24.25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</draw:g>
                  <draw:g>
                    <draw:custom-shape draw:style-name="gr2" draw:text-style-name="P1" draw:layer="layout" svg:width="0.562cm" svg:height="1.091cm" svg:x="12.761cm" svg:y="25.497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1cm" svg:height="1.091cm" svg:x="13.33cm" svg:y="25.497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13.901cm" svg:y="25.497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2cm" svg:height="1.091cm" svg:x="14.47cm" svg:y="25.497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3cm" svg:height="1.091cm" svg:x="15.039cm" svg:y="25.497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15.61cm" svg:y="25.497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1cm" svg:height="1.091cm" svg:x="16.179cm" svg:y="25.497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1cm" svg:height="1.091cm" svg:x="16.749cm" svg:y="25.497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</draw:g>
                  <draw:g>
                    <draw:custom-shape draw:style-name="gr2" draw:text-style-name="P1" draw:layer="layout" svg:width="0.562cm" svg:height="1.091cm" svg:x="12.759cm" svg:y="26.73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3cm" svg:height="1.091cm" svg:x="13.327cm" svg:y="26.73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13.899cm" svg:y="26.73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2cm" svg:height="1.091cm" svg:x="14.468cm" svg:y="26.73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15.038cm" svg:y="26.73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15.607cm" svg:y="26.73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2cm" svg:height="1.091cm" svg:x="16.177cm" svg:y="26.73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2cm" svg:height="1.091cm" svg:x="16.746cm" svg:y="26.73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</draw:g>
                  <draw:g>
                    <draw:custom-shape draw:style-name="gr2" draw:text-style-name="P1" draw:layer="layout" svg:width="0.562cm" svg:height="1.091cm" svg:x="12.759cm" svg:y="18.04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3cm" svg:height="1.091cm" svg:x="13.327cm" svg:y="18.04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13.899cm" svg:y="18.04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2cm" svg:height="1.091cm" svg:x="14.468cm" svg:y="18.04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15.038cm" svg:y="18.04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15.607cm" svg:y="18.04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2cm" svg:height="1.091cm" svg:x="16.177cm" svg:y="18.04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2cm" svg:height="1.091cm" svg:x="16.746cm" svg:y="18.04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</draw:g>
                  <draw:g>
                    <draw:custom-shape draw:style-name="gr2" draw:text-style-name="P1" draw:layer="layout" svg:width="0.562cm" svg:height="1.091cm" svg:x="12.759cm" svg:y="19.289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3cm" svg:height="1.091cm" svg:x="13.327cm" svg:y="19.289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13.899cm" svg:y="19.289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2cm" svg:height="1.091cm" svg:x="14.468cm" svg:y="19.289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15.038cm" svg:y="19.289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15.607cm" svg:y="19.289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2cm" svg:height="1.091cm" svg:x="16.177cm" svg:y="19.289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2cm" svg:height="1.091cm" svg:x="16.746cm" svg:y="19.289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</draw:g>
                </draw:g>
                <draw:custom-shape draw:style-name="gr3" draw:text-style-name="P1" draw:layer="layout" svg:width="1.109cm" svg:height="1.088cm" svg:x="11.175cm" svg:y="20.531cm">
                  <text:p text:style-name="P1">21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" draw:text-style-name="P1" draw:layer="layout" svg:width="1.109cm" svg:height="1.091cm" svg:x="11.18cm" svg:y="21.771cm">
                  <text:p text:style-name="P1">20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" draw:text-style-name="P1" draw:layer="layout" svg:width="1.109cm" svg:height="1.091cm" svg:x="11.18cm" svg:y="23.015cm">
                  <text:p text:style-name="P1">19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" draw:text-style-name="P1" draw:layer="layout" svg:width="1.109cm" svg:height="1.088cm" svg:x="11.18cm" svg:y="24.258cm">
                  <text:p text:style-name="P1">18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" draw:text-style-name="P1" draw:layer="layout" svg:width="1.109cm" svg:height="1.091cm" svg:x="11.18cm" svg:y="25.497cm">
                  <text:p text:style-name="P1">17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" draw:text-style-name="P1" draw:layer="layout" svg:width="1.109cm" svg:height="1.091cm" svg:x="11.175cm" svg:y="26.738cm">
                  <text:p text:style-name="P1">16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" draw:text-style-name="P1" draw:layer="layout" svg:width="1.109cm" svg:height="1.091cm" svg:x="11.175cm" svg:y="18.048cm">
                  <text:p text:style-name="P1">23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" draw:text-style-name="P1" draw:layer="layout" svg:width="1.109cm" svg:height="1.091cm" svg:x="11.175cm" svg:y="19.289cm">
                  <text:p text:style-name="P1">22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custom-shape draw:style-name="gr4" draw:text-style-name="P1" draw:layer="layout" svg:width="1.425cm" svg:height="2.157cm" svg:x="22.801cm" svg:y="16.907cm">
                    <text:p/>
                    <draw:enhanced-geometry svg:viewBox="0 0 21600 21600" draw:mirror-vertical="true" draw:text-areas="?f0 0 ?f2 ?f5" draw:type="down-arrow" draw:modifiers="16200 5400" draw:enhanced-path="M ?f0 0 L ?f0 ?f1 0 ?f1 10800 21600 21600 ?f1 ?f2 ?f1 ?f2 0 Z N">
                      <draw:equation draw:name="f0" draw:formula="$1 "/>
                      <draw:equation draw:name="f1" draw:formula="$0 "/>
                      <draw:equation draw:name="f2" draw:formula="21600-$1 "/>
                      <draw:equation draw:name="f3" draw:formula="21600-?f1 "/>
                      <draw:equation draw:name="f4" draw:formula="?f3 *?f0 /10800"/>
                      <draw:equation draw:name="f5" draw:formula="?f1 +?f4 "/>
                      <draw:equation draw:name="f6" draw:formula="?f1 *?f0 /10800"/>
                      <draw:equation draw:name="f7" draw:formula="?f1 -?f6 "/>
                      <draw:handle draw:handle-position="$1 $0" draw:handle-range-x-minimum="0" draw:handle-range-x-maximum="10800" draw:handle-range-y-minimum="0" draw:handle-range-y-maximum="21600"/>
                    </draw:enhanced-geometry>
                  </draw:custom-shape>
                  <draw:g>
                    <draw:custom-shape draw:style-name="gr2" draw:text-style-name="P1" draw:layer="layout" svg:width="0.563cm" svg:height="1.088cm" svg:x="19.931cm" svg:y="20.53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3cm" svg:height="1.088cm" svg:x="20.5cm" svg:y="20.53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88cm" svg:x="21.072cm" svg:y="20.53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3cm" svg:height="1.088cm" svg:x="21.639cm" svg:y="20.53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2cm" svg:height="1.088cm" svg:x="22.21cm" svg:y="20.53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88cm" svg:x="22.78cm" svg:y="20.53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1cm" svg:height="1.088cm" svg:x="23.349cm" svg:y="20.53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2cm" svg:height="1.088cm" svg:x="23.919cm" svg:y="20.53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</draw:g>
                  <draw:g>
                    <draw:custom-shape draw:style-name="gr2" draw:text-style-name="P1" draw:layer="layout" svg:width="0.564cm" svg:height="1.091cm" svg:x="19.932cm" svg:y="21.77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4cm" svg:height="1.091cm" svg:x="20.501cm" svg:y="21.77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21.073cm" svg:y="21.77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4cm" svg:height="1.091cm" svg:x="21.642cm" svg:y="21.77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1cm" svg:height="1.091cm" svg:x="22.213cm" svg:y="21.77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1cm" svg:height="1.091cm" svg:x="22.781cm" svg:y="21.77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4cm" svg:height="1.091cm" svg:x="23.35cm" svg:y="21.77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23.922cm" svg:y="21.77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</draw:g>
                  <draw:g>
                    <draw:custom-shape draw:style-name="gr2" draw:text-style-name="P1" draw:layer="layout" svg:width="0.564cm" svg:height="1.091cm" svg:x="19.932cm" svg:y="23.015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4cm" svg:height="1.091cm" svg:x="20.501cm" svg:y="23.015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21.073cm" svg:y="23.015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4cm" svg:height="1.091cm" svg:x="21.642cm" svg:y="23.015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1cm" svg:height="1.091cm" svg:x="22.213cm" svg:y="23.015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1cm" svg:height="1.091cm" svg:x="22.781cm" svg:y="23.015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4cm" svg:height="1.091cm" svg:x="23.35cm" svg:y="23.015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23.922cm" svg:y="23.015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</draw:g>
                  <draw:g>
                    <draw:custom-shape draw:style-name="gr2" draw:text-style-name="P1" draw:layer="layout" svg:width="0.564cm" svg:height="1.088cm" svg:x="19.932cm" svg:y="24.25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4cm" svg:height="1.088cm" svg:x="20.501cm" svg:y="24.25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88cm" svg:x="21.073cm" svg:y="24.25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4cm" svg:height="1.088cm" svg:x="21.642cm" svg:y="24.25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1cm" svg:height="1.088cm" svg:x="22.213cm" svg:y="24.25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1cm" svg:height="1.088cm" svg:x="22.781cm" svg:y="24.25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4cm" svg:height="1.088cm" svg:x="23.35cm" svg:y="24.25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88cm" svg:x="23.922cm" svg:y="24.25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</draw:g>
                  <draw:g>
                    <draw:custom-shape draw:style-name="gr5" draw:text-style-name="P1" draw:layer="layout" svg:width="0.564cm" svg:height="1.091cm" svg:x="19.932cm" svg:y="25.497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5" draw:text-style-name="P1" draw:layer="layout" svg:width="0.564cm" svg:height="1.091cm" svg:x="20.501cm" svg:y="25.497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5" draw:text-style-name="P1" draw:layer="layout" svg:width="0.56cm" svg:height="1.091cm" svg:x="21.073cm" svg:y="25.497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5" draw:text-style-name="P1" draw:layer="layout" svg:width="0.564cm" svg:height="1.091cm" svg:x="21.642cm" svg:y="25.497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5" draw:text-style-name="P1" draw:layer="layout" svg:width="0.561cm" svg:height="1.091cm" svg:x="22.213cm" svg:y="25.497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5" draw:text-style-name="P1" draw:layer="layout" svg:width="0.561cm" svg:height="1.091cm" svg:x="22.781cm" svg:y="25.497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5" draw:text-style-name="P1" draw:layer="layout" svg:width="0.564cm" svg:height="1.091cm" svg:x="23.35cm" svg:y="25.497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5" draw:text-style-name="P1" draw:layer="layout" svg:width="0.56cm" svg:height="1.091cm" svg:x="23.922cm" svg:y="25.497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</draw:g>
                  <draw:g>
                    <draw:custom-shape draw:style-name="gr5" draw:text-style-name="P1" draw:layer="layout" svg:width="0.563cm" svg:height="1.091cm" svg:x="19.931cm" svg:y="26.73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5" draw:text-style-name="P1" draw:layer="layout" svg:width="0.563cm" svg:height="1.091cm" svg:x="20.5cm" svg:y="26.73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5" draw:text-style-name="P1" draw:layer="layout" svg:width="0.56cm" svg:height="1.091cm" svg:x="21.072cm" svg:y="26.73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5" draw:text-style-name="P1" draw:layer="layout" svg:width="0.563cm" svg:height="1.091cm" svg:x="21.639cm" svg:y="26.73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5" draw:text-style-name="P1" draw:layer="layout" svg:width="0.562cm" svg:height="1.091cm" svg:x="22.21cm" svg:y="26.73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5" draw:text-style-name="P1" draw:layer="layout" svg:width="0.56cm" svg:height="1.091cm" svg:x="22.78cm" svg:y="26.73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5" draw:text-style-name="P1" draw:layer="layout" svg:width="0.561cm" svg:height="1.091cm" svg:x="23.349cm" svg:y="26.73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5" draw:text-style-name="P1" draw:layer="layout" svg:width="0.562cm" svg:height="1.091cm" svg:x="23.919cm" svg:y="26.73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</draw:g>
                  <draw:g>
                    <draw:custom-shape draw:style-name="gr6" draw:text-style-name="P1" draw:layer="layout" svg:width="0.563cm" svg:height="1.091cm" svg:x="19.931cm" svg:y="18.04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6" draw:text-style-name="P1" draw:layer="layout" svg:width="0.563cm" svg:height="1.091cm" svg:x="20.5cm" svg:y="18.04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6" draw:text-style-name="P1" draw:layer="layout" svg:width="0.56cm" svg:height="1.091cm" svg:x="21.072cm" svg:y="18.04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6" draw:text-style-name="P1" draw:layer="layout" svg:width="0.563cm" svg:height="1.091cm" svg:x="21.639cm" svg:y="18.04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6" draw:text-style-name="P1" draw:layer="layout" svg:width="0.562cm" svg:height="1.091cm" svg:x="22.21cm" svg:y="18.04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6" draw:text-style-name="P1" draw:layer="layout" svg:width="0.56cm" svg:height="1.091cm" svg:x="22.78cm" svg:y="18.04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6" draw:text-style-name="P1" draw:layer="layout" svg:width="0.561cm" svg:height="1.091cm" svg:x="23.349cm" svg:y="18.04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6" draw:text-style-name="P1" draw:layer="layout" svg:width="0.562cm" svg:height="1.091cm" svg:x="23.919cm" svg:y="18.04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</draw:g>
                  <draw:g>
                    <draw:custom-shape draw:style-name="gr6" draw:text-style-name="P1" draw:layer="layout" svg:width="0.563cm" svg:height="1.091cm" svg:x="19.931cm" svg:y="19.289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6" draw:text-style-name="P1" draw:layer="layout" svg:width="0.563cm" svg:height="1.091cm" svg:x="20.5cm" svg:y="19.289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6" draw:text-style-name="P1" draw:layer="layout" svg:width="0.56cm" svg:height="1.091cm" svg:x="21.072cm" svg:y="19.289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6" draw:text-style-name="P1" draw:layer="layout" svg:width="0.563cm" svg:height="1.091cm" svg:x="21.639cm" svg:y="19.289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6" draw:text-style-name="P1" draw:layer="layout" svg:width="0.562cm" svg:height="1.091cm" svg:x="22.21cm" svg:y="19.289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6" draw:text-style-name="P1" draw:layer="layout" svg:width="0.56cm" svg:height="1.091cm" svg:x="22.78cm" svg:y="19.289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6" draw:text-style-name="P1" draw:layer="layout" svg:width="0.561cm" svg:height="1.091cm" svg:x="23.349cm" svg:y="19.289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6" draw:text-style-name="P1" draw:layer="layout" svg:width="0.562cm" svg:height="1.091cm" svg:x="23.919cm" svg:y="19.289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</draw:g>
                  <draw:custom-shape draw:style-name="gr4" draw:text-style-name="P1" draw:layer="layout" svg:width="1.425cm" svg:height="2.157cm" svg:x="20.1cm" svg:y="17.11cm">
                    <text:p/>
                    <draw:enhanced-geometry svg:viewBox="0 0 21600 21600" draw:text-areas="?f0 0 ?f2 ?f5" draw:type="down-arrow" draw:modifiers="16200 5400" draw:enhanced-path="M ?f0 0 L ?f0 ?f1 0 ?f1 10800 21600 21600 ?f1 ?f2 ?f1 ?f2 0 Z N">
                      <draw:equation draw:name="f0" draw:formula="$1 "/>
                      <draw:equation draw:name="f1" draw:formula="$0 "/>
                      <draw:equation draw:name="f2" draw:formula="21600-$1 "/>
                      <draw:equation draw:name="f3" draw:formula="21600-?f1 "/>
                      <draw:equation draw:name="f4" draw:formula="?f3 *?f0 /10800"/>
                      <draw:equation draw:name="f5" draw:formula="?f1 +?f4 "/>
                      <draw:equation draw:name="f6" draw:formula="?f1 *?f0 /10800"/>
                      <draw:equation draw:name="f7" draw:formula="?f1 -?f6 "/>
                      <draw:handle draw:handle-position="$1 $0" draw:handle-range-x-minimum="0" draw:handle-range-x-maximum="10800" draw:handle-range-y-minimum="0" draw:handle-range-y-maximum="21600"/>
                    </draw:enhanced-geometry>
                  </draw:custom-shape>
                </draw:g>
                <draw:custom-shape draw:style-name="gr3" draw:text-style-name="P1" draw:layer="layout" svg:width="1.107cm" svg:height="1.088cm" svg:x="18.349cm" svg:y="20.531cm">
                  <text:p text:style-name="P1">29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" draw:text-style-name="P1" draw:layer="layout" svg:width="1.109cm" svg:height="1.091cm" svg:x="18.352cm" svg:y="21.771cm">
                  <text:p text:style-name="P1">28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" draw:text-style-name="P1" draw:layer="layout" svg:width="1.109cm" svg:height="1.091cm" svg:x="18.352cm" svg:y="23.015cm">
                  <text:p text:style-name="P1">27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" draw:text-style-name="P1" draw:layer="layout" svg:width="1.109cm" svg:height="1.088cm" svg:x="18.352cm" svg:y="24.258cm">
                  <text:p text:style-name="P1">26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" draw:text-style-name="P1" draw:layer="layout" svg:width="1.109cm" svg:height="1.091cm" svg:x="18.352cm" svg:y="25.497cm">
                  <text:p text:style-name="P1">25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" draw:text-style-name="P1" draw:layer="layout" svg:width="1.107cm" svg:height="1.091cm" svg:x="18.349cm" svg:y="26.738cm">
                  <text:p text:style-name="P1">24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" draw:text-style-name="P1" draw:layer="layout" svg:width="1.107cm" svg:height="1.091cm" svg:x="18.349cm" svg:y="18.048cm">
                  <text:p text:style-name="P1">31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" draw:text-style-name="P1" draw:layer="layout" svg:width="1.107cm" svg:height="1.091cm" svg:x="18.349cm" svg:y="19.289cm">
                  <text:p text:style-name="P1">30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custom-shape draw:style-name="gr2" draw:text-style-name="P1" draw:layer="layout" svg:width="0.564cm" svg:height="1.091cm" svg:x="12.747cm" svg:y="15.93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" draw:text-style-name="P1" draw:layer="layout" svg:width="0.561cm" svg:height="1.091cm" svg:x="13.317cm" svg:y="15.93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" draw:text-style-name="P1" draw:layer="layout" svg:width="0.561cm" svg:height="1.091cm" svg:x="13.886cm" svg:y="15.93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" draw:text-style-name="P1" draw:layer="layout" svg:width="0.563cm" svg:height="1.091cm" svg:x="14.456cm" svg:y="15.93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" draw:text-style-name="P1" draw:layer="layout" svg:width="0.56cm" svg:height="1.091cm" svg:x="15.027cm" svg:y="15.93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" draw:text-style-name="P1" draw:layer="layout" svg:width="0.56cm" svg:height="1.091cm" svg:x="15.596cm" svg:y="15.93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" draw:text-style-name="P1" draw:layer="layout" svg:width="0.561cm" svg:height="1.091cm" svg:x="16.166cm" svg:y="15.93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" draw:text-style-name="P1" draw:layer="layout" svg:width="0.56cm" svg:height="1.091cm" svg:x="16.736cm" svg:y="15.93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2" draw:text-style-name="P1" draw:layer="layout" svg:width="0.564cm" svg:height="1.091cm" svg:x="-1.593cm" svg:y="15.93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" draw:text-style-name="P1" draw:layer="layout" svg:width="0.561cm" svg:height="1.091cm" svg:x="-1.023cm" svg:y="15.93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" draw:text-style-name="P1" draw:layer="layout" svg:width="0.561cm" svg:height="1.091cm" svg:x="-0.454cm" svg:y="15.93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" draw:text-style-name="P1" draw:layer="layout" svg:width="0.563cm" svg:height="1.091cm" svg:x="0.116cm" svg:y="15.93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" draw:text-style-name="P1" draw:layer="layout" svg:width="0.56cm" svg:height="1.091cm" svg:x="0.687cm" svg:y="15.93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" draw:text-style-name="P1" draw:layer="layout" svg:width="0.56cm" svg:height="1.091cm" svg:x="1.256cm" svg:y="15.93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" draw:text-style-name="P1" draw:layer="layout" svg:width="0.561cm" svg:height="1.091cm" svg:x="1.826cm" svg:y="15.93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" draw:text-style-name="P1" draw:layer="layout" svg:width="0.56cm" svg:height="1.091cm" svg:x="2.396cm" svg:y="15.93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frame draw:style-name="gr7" draw:layer="layout" svg:width="1.383cm" svg:height="0.962cm" svg:x="-3.292cm" svg:y="15.996cm">
              <draw:text-box>
                <text:p>PC</text:p>
              </draw:text-box>
            </draw:frame>
            <draw:frame draw:style-name="gr7" draw:text-style-name="P3" draw:layer="layout" svg:width="1.137cm" svg:height="0.962cm" svg:x="4.009cm" svg:y="15.996cm">
              <draw:text-box>
                <text:p><text:span text:style-name="T2">IR</text:span></text:p>
              </draw:text-box>
            </draw:frame>
            <draw:frame draw:style-name="gr7" draw:text-style-name="P3" draw:layer="layout" svg:width="1.383cm" svg:height="0.962cm" svg:x="-3.291cm" svg:y="15.996cm">
              <draw:text-box>
                <text:p><text:span text:style-name="T2">PC</text:span></text:p>
              </draw:text-box>
            </draw:frame>
            <draw:frame draw:style-name="gr7" draw:text-style-name="P3" draw:layer="layout" svg:width="1.137cm" svg:height="0.962cm" svg:x="11.01cm" svg:y="15.996cm">
              <draw:text-box>
                <text:p><text:span text:style-name="T2"><text:s/></text:span><text:span text:style-name="T2">A</text:span></text:p>
              </draw:text-box>
            </draw:frame>
            <draw:g>
              <draw:custom-shape draw:style-name="gr6" draw:text-style-name="P1" draw:layer="layout" svg:width="0.564cm" svg:height="1.091cm" svg:x="5.608cm" svg:y="15.93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" draw:text-style-name="P1" draw:layer="layout" svg:width="0.561cm" svg:height="1.091cm" svg:x="6.178cm" svg:y="15.93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" draw:text-style-name="P1" draw:layer="layout" svg:width="0.561cm" svg:height="1.091cm" svg:x="6.747cm" svg:y="15.93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" draw:text-style-name="P1" draw:layer="layout" svg:width="0.563cm" svg:height="1.091cm" svg:x="7.317cm" svg:y="15.93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" draw:text-style-name="P1" draw:layer="layout" svg:width="0.56cm" svg:height="1.091cm" svg:x="7.888cm" svg:y="15.93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" draw:text-style-name="P1" draw:layer="layout" svg:width="0.56cm" svg:height="1.091cm" svg:x="8.457cm" svg:y="15.93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" draw:text-style-name="P1" draw:layer="layout" svg:width="0.561cm" svg:height="1.091cm" svg:x="9.027cm" svg:y="15.93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" draw:text-style-name="P1" draw:layer="layout" svg:width="0.56cm" svg:height="1.091cm" svg:x="9.597cm" svg:y="15.93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frame draw:style-name="gr8" draw:text-style-name="P1" draw:layer="layout" svg:width="3.123cm" svg:height="3.123cm" svg:x="19.124cm" svg:y="14.6cm">
            <draw:image xlink:href="Pictures/10000201000001000000010020926038.png" xlink:type="simple" xlink:show="embed" xlink:actuate="onLoad">
              <text:p/>
            </draw:image>
          </draw:frame>
          <draw:frame draw:style-name="gr8" draw:text-style-name="P1" draw:layer="layout" svg:width="2.599cm" svg:height="2.599cm" svg:x="22.193cm" svg:y="14.472cm">
            <draw:image xlink:href="Pictures/100002010000010000000100AAC7D293.png" xlink:type="simple" xlink:show="embed" xlink:actuate="onLoad">
              <text:p/>
            </draw:image>
          </draw:frame>
        </draw:g>
      </draw:page>
      <draw:page draw:name="page2" draw:style-name="dp1" draw:master-page-name="Default">
        <draw:frame draw:style-name="gr8" draw:text-style-name="P1" draw:layer="layout" svg:width="28.257cm" svg:height="13.357cm" svg:x="0.443cm" svg:y="0.786cm">
          <draw:image xlink:href="Pictures/100002000000042D000001FA6909448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2-27T13:25:47</meta:creation-date>
    <dc:date>2013-02-27T15:48:11</dc:date>
    <meta:editing-duration>PT22M8S</meta:editing-duration>
    <meta:editing-cycles>4</meta:editing-cycles>
    <meta:generator>LibreOffice/4.0.0.3$Linux_x86 LibreOffice_project/7545bee9c2a0782548772a21bc84a9dcc583b89</meta:generator>
    <meta:document-statistic meta:object-count="370"/>
  </office:meta>
</office:document-meta>
</file>